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2" office:value-type="float" office:value="1.5">
            <text:p>1,5</text:p>
          </table:table-cell>
          <table:table-cell table:style-name="ce1" office:value-type="float" office:value="1.3">
            <text:p>1,3</text:p>
          </table:table-cell>
          <table:table-cell office:value-type="float" office:value="1.2">
            <text:p>1,2</text:p>
          </table:table-cell>
          <table:table-cell table:style-name="ce1" office:value-type="string" table:number-columns-spanned="1" table:number-rows-spanned="2">
            <text:p>Devo Uccidere</text:p>
          </table:table-cell>
          <table:table-cell table:style-name="ce1" table:number-columns-repeated="3"/>
        </table:table-row>
        <table:table-row table:style-name="ro2">
          <table:table-cell table:style-name="ce1" office:value-type="string">
            <text:p>Livello</text:p>
          </table:table-cell>
          <table:table-cell table:style-name="ce1" office:value-type="string">
            <text:p>ScorePromote</text:p>
          </table:table-cell>
          <table:table-cell table:style-name="ce1" office:value-type="string">
            <text:p>LifeMax</text:p>
          </table:table-cell>
          <table:table-cell office:value-type="string">
            <text:p>ScoreEnemy/LifeEnemy</text:p>
          </table:table-cell>
          <table:covered-table-cell table:style-name="ce1"/>
          <table:table-cell table:style-name="ce1" table:number-columns-repeated="3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3" office:value-type="float" office:value="20">
            <text:p>20</text:p>
          </table:table-cell>
          <table:table-cell table:style-name="ce3" table:formula="of:=[.B3]/[.D3]" office:value-type="float" office:value="5">
            <text:p>5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table:formula="of:=[.B3]*[.B$1]" office:value-type="float" office:value="150">
            <text:p>150</text:p>
          </table:table-cell>
          <table:table-cell table:style-name="ce3" table:formula="of:=[.C3]*[.C$1]" office:value-type="float" office:value="130">
            <text:p>130</text:p>
          </table:table-cell>
          <table:table-cell table:style-name="ce3" table:formula="of:=[.D3]*[.D$1]" office:value-type="float" office:value="24">
            <text:p>24</text:p>
          </table:table-cell>
          <table:table-cell table:style-name="ce3" table:formula="of:=5+([.B4]-[.B3])/[.D4]" office:value-type="float" office:value="7.08333333333333">
            <text:p>7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table:formula="of:=[.B4]*[.B$1]" office:value-type="float" office:value="225">
            <text:p>225</text:p>
          </table:table-cell>
          <table:table-cell table:style-name="ce3" table:formula="of:=[.C4]*[.C$1]" office:value-type="float" office:value="169">
            <text:p>169</text:p>
          </table:table-cell>
          <table:table-cell table:style-name="ce3" table:formula="of:=[.D4]*[.D$1]" office:value-type="float" office:value="28.8">
            <text:p>29</text:p>
          </table:table-cell>
          <table:table-cell table:style-name="ce3" table:formula="of:=5+([.B5]-[.B4])/[.D5]" office:value-type="float" office:value="7.60416666666667">
            <text:p>8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table:formula="of:=[.B5]*[.B$1]" office:value-type="float" office:value="337.5">
            <text:p>338</text:p>
          </table:table-cell>
          <table:table-cell table:style-name="ce3" table:formula="of:=[.C5]*[.C$1]" office:value-type="float" office:value="219.7">
            <text:p>220</text:p>
          </table:table-cell>
          <table:table-cell table:style-name="ce3" table:formula="of:=[.D5]*[.D$1]" office:value-type="float" office:value="34.56">
            <text:p>35</text:p>
          </table:table-cell>
          <table:table-cell table:style-name="ce3" table:formula="of:=5+([.B6]-[.B5])/[.D6]" office:value-type="float" office:value="8.25520833333333">
            <text:p>8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table:formula="of:=[.B6]*[.B$1]" office:value-type="float" office:value="506.25">
            <text:p>506</text:p>
          </table:table-cell>
          <table:table-cell table:style-name="ce3" table:formula="of:=[.C6]*[.C$1]" office:value-type="float" office:value="285.61">
            <text:p>286</text:p>
          </table:table-cell>
          <table:table-cell table:style-name="ce3" table:formula="of:=[.D6]*[.D$1]" office:value-type="float" office:value="41.472">
            <text:p>41</text:p>
          </table:table-cell>
          <table:table-cell table:style-name="ce3" table:formula="of:=5+([.B7]-[.B6])/[.D7]" office:value-type="float" office:value="9.06901041666667">
            <text:p>9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table:formula="of:=[.B7]*[.B$1]" office:value-type="float" office:value="759.375">
            <text:p>759</text:p>
          </table:table-cell>
          <table:table-cell table:style-name="ce3" table:formula="of:=[.C7]*[.C$1]" office:value-type="float" office:value="371.293">
            <text:p>371</text:p>
          </table:table-cell>
          <table:table-cell table:style-name="ce3" table:formula="of:=[.D7]*[.D$1]" office:value-type="float" office:value="49.7664">
            <text:p>50</text:p>
          </table:table-cell>
          <table:table-cell table:style-name="ce3" table:formula="of:=5+([.B8]-[.B7])/[.D8]" office:value-type="float" office:value="10.0862630208333">
            <text:p>10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table:formula="of:=[.B8]*[.B$1]" office:value-type="float" office:value="1139.0625">
            <text:p>1139</text:p>
          </table:table-cell>
          <table:table-cell table:style-name="ce3" table:formula="of:=[.C8]*[.C$1]" office:value-type="float" office:value="482.6809">
            <text:p>483</text:p>
          </table:table-cell>
          <table:table-cell table:style-name="ce3" table:formula="of:=[.D8]*[.D$1]" office:value-type="float" office:value="59.71968">
            <text:p>60</text:p>
          </table:table-cell>
          <table:table-cell table:style-name="ce3" table:formula="of:=5+([.B9]-[.B8])/[.D9]" office:value-type="float" office:value="11.3578287760417">
            <text:p>11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table:formula="of:=[.B9]*[.B$1]" office:value-type="float" office:value="1708.59375">
            <text:p>1709</text:p>
          </table:table-cell>
          <table:table-cell table:style-name="ce3" table:formula="of:=[.C9]*[.C$1]" office:value-type="float" office:value="627.48517">
            <text:p>627</text:p>
          </table:table-cell>
          <table:table-cell table:style-name="ce3" table:formula="of:=[.D9]*[.D$1]" office:value-type="float" office:value="71.663616">
            <text:p>72</text:p>
          </table:table-cell>
          <table:table-cell table:style-name="ce3" table:formula="of:=5+([.B10]-[.B9])/[.D10]" office:value-type="float" office:value="12.9472859700521">
            <text:p>13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table:formula="of:=[.B10]*[.B$1]" office:value-type="float" office:value="2562.890625">
            <text:p>2563</text:p>
          </table:table-cell>
          <table:table-cell table:style-name="ce3" table:formula="of:=[.C10]*[.C$1]" office:value-type="float" office:value="815.730721">
            <text:p>816</text:p>
          </table:table-cell>
          <table:table-cell table:style-name="ce3" table:formula="of:=[.D10]*[.D$1]" office:value-type="float" office:value="85.9963392">
            <text:p>86</text:p>
          </table:table-cell>
          <table:table-cell table:style-name="ce3" table:formula="of:=5+([.B11]-[.B10])/[.D11]" office:value-type="float" office:value="14.9341074625651">
            <text:p>15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table:formula="of:=[.B11]*[.B$1]" office:value-type="float" office:value="3844.3359375">
            <text:p>3844</text:p>
          </table:table-cell>
          <table:table-cell table:style-name="ce3" table:formula="of:=[.C11]*[.C$1]" office:value-type="float" office:value="1060.4499373">
            <text:p>1060</text:p>
          </table:table-cell>
          <table:table-cell table:style-name="ce3" table:formula="of:=[.D11]*[.D$1]" office:value-type="float" office:value="103.19560704">
            <text:p>103</text:p>
          </table:table-cell>
          <table:table-cell table:style-name="ce3" table:formula="of:=5+([.B12]-[.B11])/[.D12]" office:value-type="float" office:value="17.4176343282064">
            <text:p>17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table:formula="of:=[.B12]*[.B$1]" office:value-type="float" office:value="5766.50390625">
            <text:p>5767</text:p>
          </table:table-cell>
          <table:table-cell table:style-name="ce3" table:formula="of:=[.C12]*[.C$1]" office:value-type="float" office:value="1378.58491849">
            <text:p>1379</text:p>
          </table:table-cell>
          <table:table-cell table:style-name="ce3" table:formula="of:=[.D12]*[.D$1]" office:value-type="float" office:value="123.834728448">
            <text:p>124</text:p>
          </table:table-cell>
          <table:table-cell table:style-name="ce3" table:formula="of:=5+([.B13]-[.B12])/[.D13]" office:value-type="float" office:value="20.522042910258">
            <text:p>21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3" table:formula="of:=[.B13]*[.B$1]" office:value-type="float" office:value="8649.755859375">
            <text:p>8650</text:p>
          </table:table-cell>
          <table:table-cell table:style-name="ce3" table:formula="of:=[.C13]*[.C$1]" office:value-type="float" office:value="1792.160394037">
            <text:p>1792</text:p>
          </table:table-cell>
          <table:table-cell table:style-name="ce3" table:formula="of:=[.D13]*[.D$1]" office:value-type="float" office:value="148.6016741376">
            <text:p>149</text:p>
          </table:table-cell>
          <table:table-cell table:style-name="ce3" table:formula="of:=5+([.B14]-[.B13])/[.D14]" office:value-type="float" office:value="24.4025536378225">
            <text:p>24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3" table:formula="of:=[.B14]*[.B$1]" office:value-type="float" office:value="12974.6337890625">
            <text:p>12975</text:p>
          </table:table-cell>
          <table:table-cell table:style-name="ce3" table:formula="of:=[.C14]*[.C$1]" office:value-type="float" office:value="2329.8085122481">
            <text:p>2330</text:p>
          </table:table-cell>
          <table:table-cell table:style-name="ce3" table:formula="of:=[.D14]*[.D$1]" office:value-type="float" office:value="178.32200896512">
            <text:p>178</text:p>
          </table:table-cell>
          <table:table-cell table:style-name="ce3" table:formula="of:=5+([.B15]-[.B14])/[.D15]" office:value-type="float" office:value="29.2531920472781">
            <text:p>29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3" table:formula="of:=[.B15]*[.B$1]" office:value-type="float" office:value="19461.9506835938">
            <text:p>19462</text:p>
          </table:table-cell>
          <table:table-cell table:style-name="ce3" table:formula="of:=[.C15]*[.C$1]" office:value-type="float" office:value="3028.75106592253">
            <text:p>3029</text:p>
          </table:table-cell>
          <table:table-cell table:style-name="ce3" table:formula="of:=[.D15]*[.D$1]" office:value-type="float" office:value="213.986410758144">
            <text:p>214</text:p>
          </table:table-cell>
          <table:table-cell table:style-name="ce3" table:formula="of:=5+([.B16]-[.B15])/[.D16]" office:value-type="float" office:value="35.3164900590976">
            <text:p>35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3" table:formula="of:=[.B16]*[.B$1]" office:value-type="float" office:value="29192.9260253906">
            <text:p>29193</text:p>
          </table:table-cell>
          <table:table-cell table:style-name="ce3" table:formula="of:=[.C16]*[.C$1]" office:value-type="float" office:value="3937.37638569929">
            <text:p>3937</text:p>
          </table:table-cell>
          <table:table-cell table:style-name="ce3" table:formula="of:=[.D16]*[.D$1]" office:value-type="float" office:value="256.783692909773">
            <text:p>257</text:p>
          </table:table-cell>
          <table:table-cell table:style-name="ce3" table:formula="of:=5+([.B17]-[.B16])/[.D17]" office:value-type="float" office:value="42.895612573872">
            <text:p>43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3" table:formula="of:=[.B17]*[.B$1]" office:value-type="float" office:value="43789.3890380859">
            <text:p>43789</text:p>
          </table:table-cell>
          <table:table-cell table:style-name="ce3" table:formula="of:=[.C17]*[.C$1]" office:value-type="float" office:value="5118.58930140908">
            <text:p>5119</text:p>
          </table:table-cell>
          <table:table-cell table:style-name="ce3" table:formula="of:=[.D17]*[.D$1]" office:value-type="float" office:value="308.140431491727">
            <text:p>308</text:p>
          </table:table-cell>
          <table:table-cell table:style-name="ce3" table:formula="of:=5+([.B18]-[.B17])/[.D18]" office:value-type="float" office:value="52.36951571734">
            <text:p>52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3" table:formula="of:=[.B18]*[.B$1]" office:value-type="float" office:value="65684.0835571289">
            <text:p>65684</text:p>
          </table:table-cell>
          <table:table-cell table:style-name="ce3" table:formula="of:=[.C18]*[.C$1]" office:value-type="float" office:value="6654.1660918318">
            <text:p>6654</text:p>
          </table:table-cell>
          <table:table-cell table:style-name="ce3" table:formula="of:=[.D18]*[.D$1]" office:value-type="float" office:value="369.768517790073">
            <text:p>370</text:p>
          </table:table-cell>
          <table:table-cell table:style-name="ce3" table:formula="of:=5+([.B19]-[.B18])/[.D19]" office:value-type="float" office:value="64.211894646675">
            <text:p>64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3" table:formula="of:=[.B19]*[.B$1]" office:value-type="float" office:value="98526.1253356934">
            <text:p>98526</text:p>
          </table:table-cell>
          <table:table-cell table:style-name="ce3" table:formula="of:=[.C19]*[.C$1]" office:value-type="float" office:value="8650.41591938134">
            <text:p>8650</text:p>
          </table:table-cell>
          <table:table-cell table:style-name="ce3" table:formula="of:=[.D19]*[.D$1]" office:value-type="float" office:value="443.722221348087">
            <text:p>444</text:p>
          </table:table-cell>
          <table:table-cell table:style-name="ce3" table:formula="of:=5+([.B20]-[.B19])/[.D20]" office:value-type="float" office:value="79.0148683083438">
            <text:p>79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3" table:formula="of:=[.B20]*[.B$1]" office:value-type="float" office:value="147789.18800354">
            <text:p>147789</text:p>
          </table:table-cell>
          <table:table-cell table:style-name="ce3" table:formula="of:=[.C20]*[.C$1]" office:value-type="float" office:value="11245.5406951957">
            <text:p>11246</text:p>
          </table:table-cell>
          <table:table-cell table:style-name="ce3" table:formula="of:=[.D20]*[.D$1]" office:value-type="float" office:value="532.466665617705">
            <text:p>532</text:p>
          </table:table-cell>
          <table:table-cell table:style-name="ce3" table:formula="of:=5+([.B21]-[.B20])/[.D21]" office:value-type="float" office:value="97.5185853854298">
            <text:p>98</text:p>
          </table:table-cell>
          <table:table-cell table:number-columns-repeated="3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3" table:formula="of:=[.B21]*[.B$1]" office:value-type="float" office:value="221683.78200531">
            <text:p>221684</text:p>
          </table:table-cell>
          <table:table-cell table:style-name="ce3" table:formula="of:=[.C21]*[.C$1]" office:value-type="float" office:value="14619.2029037545">
            <text:p>14619</text:p>
          </table:table-cell>
          <table:table-cell table:style-name="ce3" table:formula="of:=[.D21]*[.D$1]" office:value-type="float" office:value="638.959998741245">
            <text:p>639</text:p>
          </table:table-cell>
          <table:table-cell table:style-name="ce3" table:formula="of:=5+([.B22]-[.B21])/[.D22]" office:value-type="float" office:value="120.648231731787">
            <text:p>121</text:p>
          </table:table-cell>
          <table:table-cell table:number-columns-repeated="3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3" table:formula="of:=[.B22]*[.B$1]" office:value-type="float" office:value="332525.673007965">
            <text:p>332526</text:p>
          </table:table-cell>
          <table:table-cell table:style-name="ce3" table:formula="of:=[.C22]*[.C$1]" office:value-type="float" office:value="19004.9637748808">
            <text:p>19005</text:p>
          </table:table-cell>
          <table:table-cell table:style-name="ce3" table:formula="of:=[.D22]*[.D$1]" office:value-type="float" office:value="766.751998489495">
            <text:p>767</text:p>
          </table:table-cell>
          <table:table-cell table:style-name="ce3" table:formula="of:=5+([.B23]-[.B22])/[.D23]" office:value-type="float" office:value="149.560289664734">
            <text:p>150</text:p>
          </table:table-cell>
          <table:table-cell table:number-columns-repeated="3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3" table:formula="of:=[.B23]*[.B$1]" office:value-type="float" office:value="498788.509511948">
            <text:p>498789</text:p>
          </table:table-cell>
          <table:table-cell table:style-name="ce3" table:formula="of:=[.C23]*[.C$1]" office:value-type="float" office:value="24706.4529073451">
            <text:p>24706</text:p>
          </table:table-cell>
          <table:table-cell table:style-name="ce3" table:formula="of:=[.D23]*[.D$1]" office:value-type="float" office:value="920.102398187393">
            <text:p>920</text:p>
          </table:table-cell>
          <table:table-cell table:style-name="ce3" table:formula="of:=5+([.B24]-[.B23])/[.D24]" office:value-type="float" office:value="185.700362080918">
            <text:p>186</text:p>
          </table:table-cell>
          <table:table-cell table:number-columns-repeated="3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3" table:formula="of:=[.B24]*[.B$1]" office:value-type="float" office:value="748182.764267922">
            <text:p>748183</text:p>
          </table:table-cell>
          <table:table-cell table:style-name="ce3" table:formula="of:=[.C24]*[.C$1]" office:value-type="float" office:value="32118.3887795486">
            <text:p>32118</text:p>
          </table:table-cell>
          <table:table-cell table:style-name="ce3" table:formula="of:=[.D24]*[.D$1]" office:value-type="float" office:value="1104.12287782487">
            <text:p>1104</text:p>
          </table:table-cell>
          <table:table-cell table:style-name="ce3" table:formula="of:=5+([.B25]-[.B24])/[.D25]" office:value-type="float" office:value="230.875452601147">
            <text:p>231</text:p>
          </table:table-cell>
          <table:table-cell table:number-columns-repeated="3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3" table:formula="of:=[.B25]*[.B$1]" office:value-type="float" office:value="1122274.14640188">
            <text:p>1122274</text:p>
          </table:table-cell>
          <table:table-cell table:style-name="ce3" table:formula="of:=[.C25]*[.C$1]" office:value-type="float" office:value="41753.9054134131">
            <text:p>41754</text:p>
          </table:table-cell>
          <table:table-cell table:style-name="ce3" table:formula="of:=[.D25]*[.D$1]" office:value-type="float" office:value="1324.94745338985">
            <text:p>1325</text:p>
          </table:table-cell>
          <table:table-cell table:style-name="ce3" table:formula="of:=5+([.B26]-[.B25])/[.D26]" office:value-type="float" office:value="287.344315751434">
            <text:p>287</text:p>
          </table:table-cell>
          <table:table-cell table:number-columns-repeated="3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3" table:formula="of:=[.B26]*[.B$1]" office:value-type="float" office:value="1683411.21960282">
            <text:p>1683411</text:p>
          </table:table-cell>
          <table:table-cell table:style-name="ce3" table:formula="of:=[.C26]*[.C$1]" office:value-type="float" office:value="54280.0770374371">
            <text:p>54280</text:p>
          </table:table-cell>
          <table:table-cell table:style-name="ce3" table:formula="of:=[.D26]*[.D$1]" office:value-type="float" office:value="1589.93694406782">
            <text:p>1590</text:p>
          </table:table-cell>
          <table:table-cell table:style-name="ce3" table:formula="of:=5+([.B27]-[.B26])/[.D27]" office:value-type="float" office:value="357.930394689292">
            <text:p>358</text:p>
          </table:table-cell>
          <table:table-cell table:number-columns-repeated="3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3" table:formula="of:=[.B27]*[.B$1]" office:value-type="float" office:value="2525116.82940423">
            <text:p>2525117</text:p>
          </table:table-cell>
          <table:table-cell table:style-name="ce3" table:formula="of:=[.C27]*[.C$1]" office:value-type="float" office:value="70564.1001486682">
            <text:p>70564</text:p>
          </table:table-cell>
          <table:table-cell table:style-name="ce3" table:formula="of:=[.D27]*[.D$1]" office:value-type="float" office:value="1907.92433288138">
            <text:p>1908</text:p>
          </table:table-cell>
          <table:table-cell table:style-name="ce3" table:formula="of:=5+([.B28]-[.B27])/[.D28]" office:value-type="float" office:value="446.162993361615">
            <text:p>446</text:p>
          </table:table-cell>
          <table:table-cell table:number-columns-repeated="3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3" table:formula="of:=[.B28]*[.B$1]" office:value-type="float" office:value="3787675.24410635">
            <text:p>3787675</text:p>
          </table:table-cell>
          <table:table-cell table:style-name="ce3" table:formula="of:=[.C28]*[.C$1]" office:value-type="float" office:value="91733.3301932687">
            <text:p>91733</text:p>
          </table:table-cell>
          <table:table-cell table:style-name="ce3" table:formula="of:=[.D28]*[.D$1]" office:value-type="float" office:value="2289.50919945765">
            <text:p>2290</text:p>
          </table:table-cell>
          <table:table-cell table:style-name="ce3" table:formula="of:=5+([.B29]-[.B28])/[.D29]" office:value-type="float" office:value="556.453741702019">
            <text:p>556</text:p>
          </table:table-cell>
          <table:table-cell table:number-columns-repeated="3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3" table:formula="of:=[.B29]*[.B$1]" office:value-type="float" office:value="5681512.86615953">
            <text:p>5681513</text:p>
          </table:table-cell>
          <table:table-cell table:style-name="ce3" table:formula="of:=[.C29]*[.C$1]" office:value-type="float" office:value="119253.329251249">
            <text:p>119253</text:p>
          </table:table-cell>
          <table:table-cell table:style-name="ce3" table:formula="of:=[.D29]*[.D$1]" office:value-type="float" office:value="2747.41103934919">
            <text:p>2747</text:p>
          </table:table-cell>
          <table:table-cell table:style-name="ce3" table:formula="of:=5+([.B30]-[.B29])/[.D30]" office:value-type="float" office:value="694.317177127524">
            <text:p>694</text:p>
          </table:table-cell>
          <table:table-cell table:number-columns-repeated="3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3" table:formula="of:=[.B30]*[.B$1]" office:value-type="float" office:value="8522269.29923929">
            <text:p>8522269</text:p>
          </table:table-cell>
          <table:table-cell table:style-name="ce3" table:formula="of:=[.C30]*[.C$1]" office:value-type="float" office:value="155029.328026624">
            <text:p>155029</text:p>
          </table:table-cell>
          <table:table-cell table:style-name="ce3" table:formula="of:=[.D30]*[.D$1]" office:value-type="float" office:value="3296.89324721902">
            <text:p>3297</text:p>
          </table:table-cell>
          <table:table-cell table:style-name="ce3" table:formula="of:=5+([.B31]-[.B30])/[.D31]" office:value-type="float" office:value="866.646471409405">
            <text:p>867</text:p>
          </table:table-cell>
          <table:table-cell table:number-columns-repeated="3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3" table:formula="of:=[.B31]*[.B$1]" office:value-type="float" office:value="12783403.9488589">
            <text:p>12783404</text:p>
          </table:table-cell>
          <table:table-cell table:style-name="ce3" table:formula="of:=[.C31]*[.C$1]" office:value-type="float" office:value="201538.126434611">
            <text:p>201538</text:p>
          </table:table-cell>
          <table:table-cell table:style-name="ce3" table:formula="of:=[.D31]*[.D$1]" office:value-type="float" office:value="3956.27189666283">
            <text:p>3956</text:p>
          </table:table-cell>
          <table:table-cell table:style-name="ce3" table:formula="of:=5+([.B32]-[.B31])/[.D32]" office:value-type="float" office:value="1082.05808926176">
            <text:p>1082</text:p>
          </table:table-cell>
          <table:table-cell table:number-columns-repeated="3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3" table:formula="of:=[.B32]*[.B$1]" office:value-type="float" office:value="19175105.9232884">
            <text:p>19175106</text:p>
          </table:table-cell>
          <table:table-cell table:style-name="ce3" table:formula="of:=[.C32]*[.C$1]" office:value-type="float" office:value="261999.564364995">
            <text:p>262000</text:p>
          </table:table-cell>
          <table:table-cell table:style-name="ce3" table:formula="of:=[.D32]*[.D$1]" office:value-type="float" office:value="4747.52627599539">
            <text:p>4748</text:p>
          </table:table-cell>
          <table:table-cell table:style-name="ce3" table:formula="of:=5+([.B33]-[.B32])/[.D33]" office:value-type="float" office:value="1351.3226115772">
            <text:p>1351</text:p>
          </table:table-cell>
          <table:table-cell table:number-columns-repeated="3"/>
        </table:table-row>
        <table:table-row table:style-name="ro1" table:number-rows-repeated="6550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3">23/10/2009</text:date>, <text:time>17.11.0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</meta:initial-creator>
    <meta:creation-date>2009-10-23T16:52:46.80</meta:creation-date>
    <dc:date>2009-10-23T17:11:07.78</dc:date>
    <dc:creator>Andrea</dc:creator>
    <meta:editing-duration>PT00H02M50S</meta:editing-duration>
    <meta:editing-cycles>2</meta:editing-cycles>
    <meta:generator>OpenOffice.org/3.0$Win32 OpenOffice.org_project/300m9$Build-9358</meta:generator>
    <meta:document-statistic meta:table-count="3" meta:cell-count="163" meta:object-count="0"/>
    <meta:user-defined meta:name="Info 1"/>
    <meta:user-defined meta:name="Info 2"/>
    <meta:user-defined meta:name="Info 3"/>
    <meta:user-defined meta:name="Info 4"/>
  </office:meta>
</office:document-meta>
</file>